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cm" fo:min-width="4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cm" fo:min-width="4.3cm"/>
      <style:paragraph-properties style:writing-mode="lr-tb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1.5cm" fo:min-width="4.3cm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1.5cm" fo:min-width="4.3cm"/>
      <style:paragraph-properties style:writing-mode="lr-tb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draw:fill-color="#b4c7dc" draw:textarea-horizontal-align="justify" draw:textarea-vertical-align="middle" draw:auto-grow-height="false" fo:min-height="1.25cm" fo:min-width="3.75cm"/>
      <style:paragraph-properties style:writing-mode="lr-tb"/>
    </style:style>
    <style:style style:name="gr8" style:family="graphic" style:parent-style-name="standard" style:list-style-name="L1">
      <style:graphic-properties draw:fill-color="#b4c7dc" draw:textarea-horizontal-align="justify" draw:textarea-vertical-align="middle" draw:auto-grow-height="false" fo:min-height="1.25cm" fo:min-width="3.75cm"/>
      <style:paragraph-properties style:writing-mode="lr-tb"/>
    </style:style>
    <style:style style:name="gr9" style:family="graphic" style:parent-style-name="objectwithoutfill">
      <style:graphic-properties svg:stroke-color="#000000" draw:fill="none" draw:textarea-vertical-align="middle"/>
    </style:style>
    <style:style style:name="gr10" style:family="graphic" style:parent-style-name="objectwithoutfill">
      <style:graphic-properties svg:stroke-color="#000000" draw:marker-end="Extrémités_20_de_20_flèche_20_1" draw:marker-end-width="0.3cm" draw:fill="none" draw:textarea-vertical-align="middle"/>
    </style:style>
    <style:style style:name="gr11" style:family="graphic" style:parent-style-name="standard" style:list-style-name="L1">
      <style:graphic-properties draw:fill-color="#b4c7dc" draw:textarea-horizontal-align="justify" draw:textarea-vertical-align="middle" draw:auto-grow-height="false" fo:min-height="1.5cm" fo:min-width="4.3cm"/>
      <style:paragraph-properties style:writing-mode="lr-tb"/>
    </style:style>
    <style:style style:name="gr12" style:family="graphic" style:parent-style-name="objectwithoutfill">
      <style:graphic-properties svg:stroke-color="#000000" draw:marker-end="Extrémités_20_de_20_flèche_20_2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Extrémités_20_de_20_flèche_20_3" draw:marker-end-width="0.3cm" draw:fill="none" draw:textarea-vertical-align="middle"/>
    </style:style>
    <style:style style:name="gr14" style:family="graphic" style:parent-style-name="standard">
      <style:graphic-properties draw:fill-color="#ff4000" draw:textarea-horizontal-align="justify" draw:textarea-vertical-align="middle" draw:auto-grow-height="false" fo:min-height="1.696cm" fo:min-width="2.682cm"/>
      <style:paragraph-properties style:writing-mode="lr-tb"/>
    </style:style>
    <style:style style:name="gr15" style:family="graphic" style:parent-style-name="objectwithoutfill">
      <style:graphic-properties svg:stroke-color="#000000" draw:marker-end="Extrémités_20_de_20_flèche_20_4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Extrémités_20_de_20_flèche_20_5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>
      <loext:graphic-properties draw:fill-color="#b4c7dc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b4c7dc"/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11pt" style:font-size-asian="11pt" style:font-size-complex="11pt"/>
    </style:style>
    <style:style style:name="P10" style:family="paragraph">
      <loext:graphic-properties draw:fill-color="#b4c7dc"/>
      <style:paragraph-properties fo:text-align="center"/>
      <style:text-properties fo:font-size="11pt" style:font-size-asian="11pt" style:font-size-complex="11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12" style:family="paragraph">
      <loext:graphic-properties draw:fill-color="#b4c7dc"/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4" style:family="paragraph">
      <loext:graphic-properties draw:fill-color="#b4c7dc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-color="#b4c7dc"/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6" style:family="paragraph">
      <loext:graphic-properties draw:fill-color="#ff4000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5cm" svg:height="1.75cm" svg:x="12.5cm" svg:y="1.25cm">
          <text:p text:style-name="P1">Accueil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8cm" svg:height="1.75cm" svg:x="1.2cm" svg:y="4.75cm">
          <text:p text:style-name="P1">Jeux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8cm" svg:height="1.75cm" svg:x="7.2cm" svg:y="4.75cm">
          <text:p text:style-name="P1">Tournois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.8cm" svg:height="1.75cm" svg:x="13cm" svg:y="4.75cm">
          <text:p text:style-name="P1">Aid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1.75cm" svg:x="23.7cm" svg:y="7.15cm">
          <text:p text:style-name="P2"><text:span text:style-name="T1">Affichage Tournois</text:span></text:p>
          <text:p text:style-name="P2"><text:span text:style-name="T1">Récen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4.8cm" svg:height="1.75cm" svg:x="5.45cm" svg:y="1.25cm">
          <text:p text:style-name="P1">Connexion</text:p>
          <text:p text:style-name="P1">(Log In)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4.8cm" svg:height="1.75cm" svg:x="23.7cm" svg:y="9.75cm">
          <text:p text:style-name="P3"><text:span text:style-name="T1">Ajout de</text:span></text:p>
          <text:p text:style-name="P3"><text:span text:style-name="T1">Tournoi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4.8cm" svg:height="1.75cm" svg:x="19.7cm" svg:y="1.25cm">
          <text:p text:style-name="P1">Mon compte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4.8cm" svg:height="1.75cm" svg:x="23.7cm" svg:y="4.75cm">
          <text:p text:style-name="P3"><text:span text:style-name="T1">Affichage Tournois</text:span></text:p>
          <text:p text:style-name="P3"><text:span text:style-name="T1">En Tendanc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3" draw:id="id13" draw:layer="layout" svg:width="4.8cm" svg:height="1.75cm" svg:x="18.3cm" svg:y="15cm">
          <text:p text:style-name="P3"><text:span text:style-name="T1">Inscription</text:span></text:p>
          <text:p text:style-name="P3"><text:span text:style-name="T1">(Sign In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4.8cm" svg:height="1.75cm" svg:x="1.25cm" svg:y="7.75cm">
          <text:p text:style-name="P4"><text:span text:style-name="T2">Tournois détaillé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5cm" svg:y1="3cm" svg:x2="3.6cm" svg:y2="4.75cm" draw:start-shape="id1" draw:start-glue-point="2" draw:end-shape="id2" draw:end-glue-point="0" svg:d="M15000 3000v875h-11400v875" svg:viewBox="0 0 11401 1751">
          <text:p/>
        </draw:connector>
        <draw:connector draw:style-name="gr5" draw:text-style-name="P1" draw:layer="layout" svg:x1="9.6cm" svg:y1="4.75cm" svg:x2="15cm" svg:y2="3cm" draw:start-shape="id3" draw:start-glue-point="0" draw:end-shape="id1" draw:end-glue-point="2" svg:d="M9600 4750v-875h5400v-875" svg:viewBox="0 0 5401 1751">
          <text:p/>
        </draw:connector>
        <draw:connector draw:style-name="gr6" draw:text-style-name="P6" draw:layer="layout" draw:type="line" svg:x1="6cm" svg:y1="5.625cm" svg:x2="7.2cm" svg:y2="5.625cm" draw:start-shape="id2" draw:start-glue-point="1" draw:end-shape="id3" draw:end-glue-point="3" svg:d="M6000 5625h1200" svg:viewBox="0 0 1201 1">
          <text:p/>
        </draw:connector>
        <draw:connector draw:style-name="gr6" draw:text-style-name="P6" draw:layer="layout" draw:type="lines" svg:x1="9.6cm" svg:y1="6.5cm" svg:x2="3.65cm" svg:y2="7.75cm" draw:start-shape="id3" draw:start-glue-point="2" draw:end-shape="id4" draw:end-glue-point="0" svg:d="M9600 6500v501l-5950 248v501" svg:viewBox="0 0 5951 1251">
          <text:p/>
        </draw:connector>
        <draw:connector draw:style-name="gr5" draw:text-style-name="P1" draw:layer="layout" svg:x1="15cm" svg:y1="3cm" svg:x2="15.4cm" svg:y2="4.75cm" draw:start-shape="id1" draw:start-glue-point="2" draw:end-shape="id5" draw:end-glue-point="0" svg:d="M15000 3000v875h400v875" svg:viewBox="0 0 401 1751">
          <text:p/>
        </draw:connector>
        <draw:custom-shape draw:style-name="gr7" draw:text-style-name="P8" xml:id="id8" draw:id="id8" draw:layer="layout" svg:width="4.25cm" svg:height="1.5cm" svg:x="11.95cm" svg:y="11.1cm">
          <text:p text:style-name="P7"><text:span text:style-name="T3">Comment créer </text:span></text:p>
          <text:p text:style-name="P7"><text:span text:style-name="T3">un tournois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6" draw:id="id6" draw:layer="layout" svg:width="4.25cm" svg:height="1.5cm" svg:x="11.95cm" svg:y="7.5cm">
          <text:p text:style-name="P9"><text:span text:style-name="T4">Comment s’inscrire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7" draw:id="id7" draw:layer="layout" svg:width="4.25cm" svg:height="1.5cm" svg:x="11.95cm" svg:y="9.3cm">
          <text:p text:style-name="P7"><text:span text:style-name="T3">Comment accéder </text:span></text:p>
          <text:p text:style-name="P7"><text:span text:style-name="T3">aux tournois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9" draw:id="id9" draw:layer="layout" svg:width="4.25cm" svg:height="1.5cm" svg:x="11.95cm" svg:y="12.9cm">
          <text:p text:style-name="P11"><text:span text:style-name="T3">E-mail de l’entrepris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7.8cm" svg:y1="5.625cm" svg:x2="16.2cm" svg:y2="8.25cm" draw:start-shape="id5" draw:start-glue-point="1" draw:end-shape="id6" draw:end-glue-point="1" svg:d="M17800 5625h501v2625h-2101" svg:viewBox="0 0 2102 2626">
          <text:p/>
        </draw:connector>
        <draw:connector draw:style-name="gr5" draw:text-style-name="P1" draw:layer="layout" svg:x1="17.8cm" svg:y1="5.625cm" svg:x2="16.2cm" svg:y2="10.05cm" draw:start-shape="id5" draw:start-glue-point="1" draw:end-shape="id7" draw:end-glue-point="1" svg:d="M17800 5625h501v4425h-2101" svg:viewBox="0 0 2102 4426">
          <text:p/>
        </draw:connector>
        <draw:connector draw:style-name="gr5" draw:text-style-name="P1" draw:layer="layout" svg:x1="17.8cm" svg:y1="5.625cm" svg:x2="16.2cm" svg:y2="11.85cm" draw:start-shape="id5" draw:start-glue-point="1" draw:end-shape="id8" draw:end-glue-point="1" svg:d="M17800 5625h501v6225h-2101" svg:viewBox="0 0 2102 6226">
          <text:p/>
        </draw:connector>
        <draw:connector draw:style-name="gr5" draw:text-style-name="P1" draw:layer="layout" svg:x1="17.8cm" svg:y1="5.625cm" svg:x2="16.2cm" svg:y2="13.65cm" draw:start-shape="id5" draw:start-glue-point="1" draw:end-shape="id9" draw:end-glue-point="1" svg:d="M17800 5625h501v8025h-2101" svg:viewBox="0 0 2102 8026">
          <text:p/>
        </draw:connector>
        <draw:custom-shape draw:style-name="gr8" draw:text-style-name="P12" draw:layer="layout" svg:width="4.25cm" svg:height="1.5cm" svg:x="11.968cm" svg:y="14.8cm">
          <text:p text:style-name="P11"><text:span text:style-name="T3">Facebook de l’entrepris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6.1cm" svg:y1="4.75cm" svg:x2="15cm" svg:y2="3cm" draw:start-shape="id10" draw:start-glue-point="0" draw:end-shape="id1" draw:end-glue-point="2" svg:d="M26100 4750v-875h-11100v-875" svg:viewBox="0 0 11101 1751">
          <text:p/>
        </draw:connector>
        <draw:line draw:style-name="gr9" draw:text-style-name="P6" draw:layer="layout" svg:x1="26.25cm" svg:y1="7.15cm" svg:x2="26.25cm" svg:y2="6.75cm">
          <text:p/>
        </draw:line>
        <draw:line draw:style-name="gr9" draw:text-style-name="P6" draw:layer="layout" svg:x1="22.6cm" svg:y1="6.65cm" svg:x2="26.25cm" svg:y2="6.75cm">
          <text:p/>
        </draw:line>
        <draw:line draw:style-name="gr9" draw:text-style-name="P6" draw:layer="layout" svg:x1="22.6cm" svg:y1="6.65cm" svg:x2="22.6cm" svg:y2="3.9cm">
          <text:p/>
        </draw:line>
        <draw:custom-shape draw:style-name="gr4" draw:text-style-name="P14" xml:id="id12" draw:id="id12" draw:layer="layout" svg:width="4.8cm" svg:height="1.75cm" svg:x="23.7cm" svg:y="12.95cm">
          <text:p text:style-name="P13"><text:span text:style-name="T5">Formulaire Ajout</text:span></text:p>
          <text:p text:style-name="P13"><text:span text:style-name="T5"><text:s/></text:span><text:span text:style-name="T5">De Tournois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26.1cm" svg:y1="11.5cm" svg:x2="26.1cm" svg:y2="12.95cm" draw:start-shape="id11" draw:start-glue-point="2" draw:end-shape="id12" draw:end-glue-point="0" svg:d="M26100 11500v1450" svg:viewBox="0 0 1 1451">
          <text:p/>
        </draw:connector>
        <draw:line draw:style-name="gr9" draw:text-style-name="P6" draw:layer="layout" svg:x1="21.75cm" svg:y1="3.9cm" svg:x2="21.75cm" svg:y2="10.55cm">
          <text:p/>
        </draw:line>
        <draw:line draw:style-name="gr9" draw:text-style-name="P6" xml:id="id18" draw:id="id18" draw:layer="layout" svg:x1="21.75cm" svg:y1="10.55cm" svg:x2="23.75cm" svg:y2="10.55cm">
          <text:p/>
        </draw:line>
        <draw:custom-shape draw:style-name="gr11" draw:text-style-name="P15" xml:id="id14" draw:id="id14" draw:layer="layout" svg:width="4.8cm" svg:height="1.75cm" svg:x="18.3cm" svg:y="17.6cm">
          <text:p text:style-name="P13"><text:span text:style-name="T5">Formulaire</text:span></text:p>
          <text:p text:style-name="P13"><text:span text:style-name="T5">Inscription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20.75cm" svg:y1="11.25cm" svg:x2="20.75cm" svg:y2="3.85cm">
          <text:p/>
        </draw:line>
        <draw:connector draw:style-name="gr12" draw:text-style-name="P6" draw:layer="layout" draw:type="line" svg:x1="20.7cm" svg:y1="16.75cm" svg:x2="20.7cm" svg:y2="17.6cm" draw:start-shape="id13" draw:start-glue-point="2" draw:end-shape="id14" svg:d="M20700 16750v850" svg:viewBox="0 0 1 851">
          <text:p/>
        </draw:connector>
        <draw:connector draw:style-name="gr13" draw:text-style-name="P6" draw:layer="layout" draw:type="line" svg:x1="12.5cm" svg:y1="2.125cm" svg:x2="10.25cm" svg:y2="2.125cm" draw:start-shape="id1" draw:start-glue-point="3" draw:end-shape="id15" draw:end-glue-point="1" svg:d="M12500 2125h-2250" svg:viewBox="0 0 2251 1">
          <text:p/>
        </draw:connector>
        <draw:connector draw:style-name="gr9" draw:text-style-name="P6" draw:layer="layout" draw:type="line" svg:x1="17.5cm" svg:y1="2.125cm" svg:x2="19.7cm" svg:y2="2.125cm" draw:start-shape="id1" draw:start-glue-point="1" draw:end-shape="id16" draw:end-glue-point="3" svg:d="M17500 2125h2200" svg:viewBox="0 0 2201 1">
          <text:p/>
        </draw:connector>
        <draw:custom-shape draw:style-name="gr14" draw:text-style-name="P16" xml:id="id17" draw:id="id17" draw:layer="layout" svg:width="4.5cm" svg:height="2.75cm" svg:x="18.5cm" svg:y="11.25cm">
          <text:p text:style-name="P1"><text:span text:style-name="T1">Base existan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6" draw:layer="layout" draw:type="line" svg:x1="20.75cm" svg:y1="14cm" svg:x2="20.7cm" svg:y2="15cm" draw:start-shape="id17" draw:start-glue-point="8" draw:end-shape="id13" draw:end-glue-point="0" svg:d="M20750 14000l-50 1000" svg:viewBox="0 0 51 1001">
          <text:p/>
        </draw:connector>
        <draw:connector draw:style-name="gr16" draw:text-style-name="P6" draw:layer="layout" draw:type="line" svg:x1="22.341cm" svg:y1="11.652cm" svg:x2="23.75cm" svg:y2="10.55cm" draw:start-shape="id17" draw:start-glue-point="11" draw:end-shape="id18" draw:end-glue-point="1" svg:d="M22341 11652l1409-1102" svg:viewBox="0 0 1410 1103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5-31T18:51:58.479000000</dc:date>
    <meta:editing-duration>PT1H3M43S</meta:editing-duration>
    <meta:editing-cycles>56</meta:editing-cycles>
    <meta:generator>LibreOffice/7.1.2.2$Windows_X86_64 LibreOffice_project/8a45595d069ef5570103caea1b71cc9d82b2aae4</meta:generator>
    <meta:document-statistic meta:object-count="41"/>
  </office:meta>
</office:document-meta>
</file>